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6752" calcext:value-type="float">
            <text:p>51.7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5416" calcext:value-type="float">
            <text:p>51.7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2368" calcext:value-type="float">
            <text:p>51.7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6272" calcext:value-type="float">
            <text:p>51.7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7624" calcext:value-type="float">
            <text:p>48.8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7272" calcext:value-type="float">
            <text:p>48.2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5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0402</text:p>
          </table:table-cell>
          <table:table-cell office:value-type="string" calcext:value-type="string">
            <text:p>TWDB:1110402</text:p>
          </table:table-cell>
          <table:table-cell office:value-type="string" calcext:value-type="string">
            <text:p>194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" meta:object-count="0"/>
    <meta:user-defined meta:name="AppVersion">3.0</meta:user-defined>
  </office:meta>
</office:document-meta>
</file>